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&amp;2: One volunteer to show the deployment pipelines in action. Remaining students to criticize the solution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5.571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Levels of testing:</text:p>
                <text:list>
                  <text:list-item>
                    <text:p>Unit</text:p>
                  </text:list-item>
                  <text:list-item>
                    <text:p>Integration</text:p>
                  </text:list-item>
                  <text:list-item>
                    <text:p>Acceptance</text:p>
                  </text:list-item>
                  <text:list-item>
                    <text:p>System</text:p>
                  </text:list-item>
                  <text:list-item>
                    <text:p>Load</text:p>
                  </text:list-item>
                  <text:list-item>
                    <text:p>GUI-oriente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Definition and characteristics of a unit test:</text:p>
                <text:p><text:a xlink:href="https://docs.microsoft.com/en-us/dotnet/core/testing/unit-testing-best-practices" xlink:type="simple">https://docs.microsoft.com/en-us/dotnet/core/testing/unit-testing-best-practices</text:a></text:p>
              </text:list-item>
              <text:list-item>
                <text:p>Elements of a unit test, standards, conventions and 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Exercise: Unit test the logical part of the calculator. Fix all the issues along the way.</text:p>
              </text:list-item>
              <text:list-item>
                <text:p>Add a build step which performs the testing. Ensure the build is gre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2.44cm" svg:x="1.4cm" svg:y="4.914cm" presentation:class="outline" presentation:user-transformed="true">
          <draw:text-box>
            <text:list text:style-name="L2">
              <text:list-item>
                <text:p>Why MVVM?</text:p>
              </text:list-item>
              <text:list-item>
                <text:p>Elements:</text:p>
                <text:list>
                  <text:list-item>
                    <text:p>(Generally) one additional class (the ViewModel) for each ContentPage</text:p>
                  </text:list-item>
                  <text:list-item>
                    <text:p>Instance of this class to be assigned to the BindingContext property of the View</text:p>
                  </text:list-item>
                  <text:list-item>
                    <text:p>All dependencies to be injected in the ViewModel</text:p>
                  </text:list-item>
                  <text:list-item>
                    <text:p>View and ViewModel communicate through Binding (Commands and Dependency properti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inding:</text:p>
                <text:list>
                  <text:list-item>
                    <text:p>Simple property</text:p>
                  </text:list-item>
                  <text:list-item>
                    <text:p>Observable collection</text:p>
                  </text:list-item>
                  <text:list-item>
                    <text:p>Simple command</text:p>
                  </text:list-item>
                  <text:list-item>
                    <text:p>Parameterized command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Introduction to MVVM</text:p>
          </draw:text-box>
        </draw:frame>
        <draw:frame presentation:style-name="pr2" draw:layer="layout" svg:width="25.199cm" svg:height="15.231cm" svg:x="1.4cm" svg:y="4.914cm" presentation:class="outline" presentation:user-transformed="true">
          <draw:text-box>
            <text:list text:style-name="L2">
              <text:list-item>
                <text:p>Documentation:</text:p>
                <text:list>
                  <text:list-item>
                    <text:p>https://docs.microsoft.com/en-us/xamarin/xamarin-forms/enterprise-application-patterns/mvvm</text:p>
                  </text:list-item>
                </text:list>
              </text:list-item>
              <text:list-item>
                <text:p>Example: Demo</text:p>
              </text:list-item>
              <text:list-item>
                <text:p>Exercise 1: Refactor the calculator so as to use MVVM.</text:p>
              </text:list-item>
              <text:list-item>
                <text:p>Exercise 2: Refactor TripLog so as to use MVVM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Prepa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oth exercises completed with code on GitHub and with green builds.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25M22S</meta:editing-duration>
    <meta:editing-cycles>36</meta:editing-cycles>
    <meta:generator>LibreOffice/5.4.3.2$Windows_X86_64 LibreOffice_project/92a7159f7e4af62137622921e809f8546db437e5</meta:generator>
    <dc:date>2019-11-22T13:42:03.429000000</dc:date>
    <meta:document-statistic meta:object-count="57"/>
  </office:meta>
</office:document-meta>
</file>